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c7ae"/>
    </style:style>
    <style:style style:name="T1" style:family="text">
      <style:text-properties officeooo:rsid="000cc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youtube.com/watch?v=gP4PqVGudtg" text:style-name="Internet_20_link" text:visited-style-name="Visited_20_Internet_20_Link"><text:span text:style-name="T1">video_youtube_AES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3:28:03.814269411</meta:creation-date>
    <dc:date>2023-10-23T13:30:55.605414933</dc:date>
    <meta:editing-duration>PT2M52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7.5.6.2$Linux_X86_64 LibreOffice_project/50$Build-2</meta:generator>
  </office:meta>
</office:document-meta>
</file>